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erif" svg:font-family="'Noto Serif'" style:font-family-generic="roman" style:font-pitch="variable"/>
    <style:font-face style:name="OpenSymbol" svg:font-family="OpenSymbol" style:font-charset="x-symbol"/>
    <style:font-face style:name="Source Code Pro" svg:font-family="'Source Code Pro'"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Source Code Pro" officeooo:rsid="001c0449" officeooo:paragraph-rsid="001c0449"/>
    </style:style>
    <style:style style:name="P2" style:family="paragraph" style:parent-style-name="Standard">
      <style:paragraph-properties fo:text-align="center" style:justify-single-word="false"/>
      <style:text-properties style:font-name="Source Code Pro" officeooo:rsid="001c0449" officeooo:paragraph-rsid="001c0449"/>
    </style:style>
    <style:style style:name="P3" style:family="paragraph" style:parent-style-name="Standard">
      <style:paragraph-properties fo:text-align="start" style:justify-single-word="false"/>
      <style:text-properties style:font-name="Source Code Pro" officeooo:rsid="001c0449" officeooo:paragraph-rsid="001c0449"/>
    </style:style>
    <style:style style:name="P4" style:family="paragraph" style:parent-style-name="Standard">
      <style:paragraph-properties fo:text-align="start" style:justify-single-word="false"/>
      <style:text-properties style:font-name="Source Code Pro" officeooo:rsid="001c0449" officeooo:paragraph-rsid="001ec261"/>
    </style:style>
    <style:style style:name="P5" style:family="paragraph" style:parent-style-name="Standard" style:list-style-name="Numbering_20_123">
      <style:paragraph-properties fo:text-align="start" style:justify-single-word="false"/>
      <style:text-properties style:font-name="Source Code Pro" officeooo:rsid="001da426" officeooo:paragraph-rsid="001da426"/>
    </style:style>
    <style:style style:name="P6" style:family="paragraph" style:parent-style-name="Standard">
      <style:paragraph-properties fo:text-align="start" style:justify-single-word="false"/>
      <style:text-properties style:font-name="Source Code Pro" officeooo:rsid="001ec261" officeooo:paragraph-rsid="001ec261"/>
    </style:style>
    <style:style style:name="P7" style:family="paragraph" style:parent-style-name="Standard" style:list-style-name="List_20_1">
      <style:paragraph-properties fo:text-align="start" style:justify-single-word="false"/>
      <style:text-properties style:font-name="Source Code Pro" officeooo:rsid="001ec261" officeooo:paragraph-rsid="001ec261"/>
    </style:style>
    <style:style style:name="P8" style:family="paragraph" style:parent-style-name="Standard">
      <style:paragraph-properties fo:text-align="start" style:justify-single-word="false"/>
      <style:text-properties style:font-name="Source Code Pro" officeooo:rsid="0020358c" officeooo:paragraph-rsid="0020358c"/>
    </style:style>
    <style:style style:name="P9" style:family="paragraph" style:parent-style-name="Standard" style:list-style-name="List_20_1">
      <style:paragraph-properties fo:text-align="start" style:justify-single-word="false"/>
      <style:text-properties style:font-name="Source Code Pro" officeooo:rsid="0020358c" officeooo:paragraph-rsid="0020358c"/>
    </style:style>
    <style:style style:name="P10" style:family="paragraph" style:parent-style-name="Standard" style:list-style-name="List_20_1">
      <style:paragraph-properties fo:text-align="start" style:justify-single-word="false"/>
      <style:text-properties style:font-name="Source Code Pro" officeooo:rsid="00260cb7" officeooo:paragraph-rsid="00260cb7"/>
    </style:style>
    <style:style style:name="P11" style:family="paragraph" style:parent-style-name="Standard" style:list-style-name="List_20_1">
      <style:paragraph-properties fo:text-align="start" style:justify-single-word="false"/>
      <style:text-properties style:font-name="Source Code Pro" officeooo:rsid="00260cb7" officeooo:paragraph-rsid="0027bbf0"/>
    </style:style>
    <style:style style:name="P12" style:family="paragraph" style:parent-style-name="Standard">
      <style:paragraph-properties fo:text-align="start" style:justify-single-word="false"/>
      <style:text-properties style:font-name="Source Code Pro" officeooo:rsid="00260cb7" officeooo:paragraph-rsid="0027bbf0"/>
    </style:style>
    <style:style style:name="P13" style:family="paragraph" style:parent-style-name="Standard">
      <style:paragraph-properties fo:text-align="start" style:justify-single-word="false"/>
      <style:text-properties style:font-name="Source Code Pro" officeooo:rsid="0027bbf0" officeooo:paragraph-rsid="0027bbf0"/>
    </style:style>
    <style:style style:name="P14" style:family="paragraph" style:parent-style-name="Standard" style:list-style-name="Numbering_20_123">
      <style:paragraph-properties fo:text-align="start" style:justify-single-word="false"/>
      <style:text-properties officeooo:paragraph-rsid="001da426"/>
    </style:style>
    <style:style style:name="P15" style:family="paragraph" style:parent-style-name="Standard" style:list-style-name="Numbering_20_123">
      <style:paragraph-properties fo:text-align="start" style:justify-single-word="false"/>
      <style:text-properties officeooo:rsid="001da426" officeooo:paragraph-rsid="001da426"/>
    </style:style>
    <style:style style:name="T1" style:family="text">
      <style:text-properties officeooo:rsid="001c3d1c"/>
    </style:style>
    <style:style style:name="T2" style:family="text">
      <style:text-properties officeooo:rsid="001da426"/>
    </style:style>
    <style:style style:name="T3" style:family="text">
      <style:text-properties style:font-name="Source Code Pro"/>
    </style:style>
    <style:style style:name="T4" style:family="text">
      <style:text-properties style:font-name="Source Code Pro" officeooo:rsid="001da426"/>
    </style:style>
    <style:style style:name="T5" style:family="text">
      <style:text-properties officeooo:rsid="0027bb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text:tab/>: Yoga Hermawan</text:p>
      <text:p text:style-name="P1">NPM<text:tab/>: 2213020004</text:p>
      <text:p text:style-name="P1">Kelas: 1J Teknik Informatika</text:p>
      <text:p text:style-name="P1"/>
      <text:p text:style-name="P1"/>
      <text:p text:style-name="P2">Tugas Sistem Operasi</text:p>
      <text:p text:style-name="P2"/>
      <text:p text:style-name="P3"><text:span text:style-name="T1">PENGENALAN SISTEM OPERASI</text:span></text:p>
      <text:p text:style-name="P4"/>
      <text:p text:style-name="P4"><text:tab/><text:span text:style-name="T2">Sistem operasi bisa juga disebut operasi sistem, bisa dijumpai dimanapun, misal dikomputer kita biasa menggunakan linux, windows, mac, maupun di ponsel yang menggunakan sistem operasi android. Secara umum sistem operasi mempunyai definisi:</text:span></text:p>
      <text:list xml:id="list772687637" text:style-name="Numbering_20_123">
        <text:list-item>
          <text:p text:style-name="P14"><text:span text:style-name="T4">Sebagai sebuah program yang mengatur hardware yang menjadi landasan untuk aplikasi yang berjalan diatasnya.</text:span></text:p>
        </text:list-item>
        <text:list-item>
          <text:p text:style-name="P15"><text:span text:style-name="T3">Sebagai penghubung antara user dengan hardware.</text:span></text:p>
        </text:list-item>
        <text:list-item>
          <text:p text:style-name="P5">Untuk mengendalikan dan mengkoordinasi penggunaan/alokasi memori/proses yang dijalankan didalam hardwarenya.</text:p>
          <text:p text:style-name="P5"/>
        </text:list-item>
      </text:list>
      <text:p text:style-name="P6">SUDUT PANDANG</text:p>
      <text:p text:style-name="P6"/>
      <text:list xml:id="list3332479890" text:style-name="List_20_1">
        <text:list-item>
          <text:p text:style-name="P7">SUDUT PANDANG PENGGUNA</text:p>
          <text:p text:style-name="P7">Jika dilihat dari sudut pandang pengguna, sistem operasi adalah alat untuk mempermudah pengguna dalam menggunakan device/hardware tersebut, misal jika hendak mendengarkan musik tinggal diatur lewat software/apliaksi yang berjalan diatas software.</text:p>
        </text:list-item>
        <text:list-item>
          <text:p text:style-name="P7">SUDUT PANDANG SISTEM</text:p>
          <text:p text:style-name="P7">Untuk mengatur sumber daya, eksekusi pada aplikasi, mengatur INPUT/OUTPUT dalam sebuah hardware akan lebih mudah jika ada sistem operasi, karena didalam sistem operasi kita bisa mengatur semua itu untuk berjalan secara otomatis.</text:p>
        </text:list-item>
        <text:list-item>
          <text:p text:style-name="P7">SUDUT PANDANG TUJUAN </text:p>
          <text:p text:style-name="P7">Sebagai alat yang membuat komputer lebih nyaman dan untuk menjalankan aplikasi untuk menyelesaikan masalah pada user tersebut</text:p>
        </text:list-item>
      </text:list>
      <text:p text:style-name="P6"/>
      <text:p text:style-name="P8">LAYANAN SISTEM OPERASI</text:p>
      <text:p text:style-name="P8"><text:tab/>Didalam sistem operasi juga memiliki layanan untuk memudahkan user diantara lain :</text:p>
      <text:list xml:id="list193748012447015" text:continue-numbering="true" text:style-name="List_20_1">
        <text:list-item>
          <text:p text:style-name="P9">Pembuatan Program</text:p>
          <text:p text:style-name="P9">Didalam sistem operasi juga terdapat aplikasi untuk memudahkan para programmer untuk membuat / mendevelop sebuah program melalui aplikasi teks editor, atau bahkan juga ada aplikasi yang kompleks yang emang didesain khusus untuk mendevelop sebuah program dalam suatu bahasa pemrograman yang ditentukan yang bernama IDE, didalam <text:soft-page-break/>IDE kita juga bisa mengeksekusi programnya secara langsung dengan fitur yang sudah disediakan didalam IDE tersebut.</text:p>
        </text:list-item>
        <text:list-item>
          <text:p text:style-name="P10">OPERASI I/O</text:p>
          <text:p text:style-name="P10">Jika kita ingin menambahkan perangkat input/output kita juga bisa mengatur lewat sistem operasi.</text:p>
        </text:list-item>
        <text:list-item>
          <text:p text:style-name="P10">MANIPULASI BERKAS</text:p>
          <text:p text:style-name="P10">Didalam sistem operasi kita juga bisa memanipulasi sistem berkas/data maupun menghapus atau menambah/membuatnya.</text:p>
        </text:list-item>
        <text:list-item>
          <text:p text:style-name="P10">KOMUNIKASI</text:p>
          <text:p text:style-name="P10">Kita juga bisa melakukan komunikasi dengan menggunakan aplikasi yang terpasang didalam sistem operasi.</text:p>
        </text:list-item>
        <text:list-item>
          <text:p text:style-name="P11">DETEKSI ERROR</text:p>
          <text:p text:style-name="P11"><text:span text:style-name="T5">Sistem operasi juga harus bisa mendeteksi error, semisal ada masalah dalam hardwarenya pasti akan ada peringatan errornya.</text:span></text:p>
        </text:list-item>
      </text:list>
      <text:p text:style-name="P12"/>
      <text:p text:style-name="P13">PROSES BOOTING</text:p>
      <text:p text:style-name="P13"><text:tab/>Proses kegiatan awal atau startup komputer, disaat proses booting itulah sistem operasi akan mengambil sebagian data yang ada didlam storage komputer atau device tersebut.</text:p>
      <text:p text:style-name="P13"><text:tab/>Ada banyak sistem operasi yang telah ada, sperti DOS, WINDOWS, MACINTOSH, OS/2, UNIX(LINU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erif" svg:font-family="'Noto Serif'" style:font-family-generic="roman" style:font-pitch="variable"/>
    <style:font-face style:name="OpenSymbol" svg:font-family="OpenSymbol" style:font-charset="x-symbol"/>
    <style:font-face style:name="Source Code Pro" svg:font-family="'Source Code Pro'"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9:53:38.368818162</meta:creation-date>
    <dc:date>2023-05-06T19:37:10.747123091</dc:date>
    <meta:editing-duration>PT23H43M30S</meta:editing-duration>
    <meta:editing-cycles>8</meta:editing-cycles>
    <meta:generator>LibreOffice/7.5.2.2$Linux_X86_64 LibreOffice_project/50$Build-2</meta:generator>
    <meta:document-statistic meta:table-count="0" meta:image-count="0" meta:object-count="0" meta:page-count="2" meta:paragraph-count="31" meta:word-count="368" meta:character-count="2634" meta:non-whitespace-character-count="2311"/>
  </office:meta>
</office:document-meta>
</file>